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09cm" table:align="right" style:shadow="none"/>
    </style:style>
    <style:style style:name="table1.A" style:family="table-column">
      <style:table-column-properties style:column-width="7.908cm"/>
    </style:style>
    <style:style style:name="table1.B" style:family="table-column">
      <style:table-column-properties style:column-width="3cm"/>
    </style:style>
    <style:style style:name="table1.1" style:family="table-row">
      <style:table-row-properties fo:background-color="#cccccc">
        <style:background-image/>
      </style:table-row-properties>
    </style:style>
    <style:style style:name="table1.A1" style:family="table-cell">
      <style:table-cell-properties style:border-line-width="0cm 0.004cm 0.002cm" fo:padding="0.049cm" fo:border="0.05pt double #000000"/>
    </style:style>
    <style:style style:name="table1.B1" style:family="table-cell">
      <style:table-cell-properties style:border-line-width-left="0cm 0.004cm 0.002cm" style:border-line-width-top="0cm 0.004cm 0.002cm" style:border-line-width-bottom="0cm 0.004cm 0.002cm" fo:padding="0.049cm" fo:border-left="0.05pt double #000000" fo:border-right="none" fo:border-top="0.05pt double #000000" fo:border-bottom="0.05pt double #000000"/>
    </style:style>
    <style:style style:name="table1.A2" style:family="table-cell">
      <style:table-cell-properties style:border-line-width-left="0cm 0.004cm 0.002cm" style:border-line-width-right="0cm 0.004cm 0.002cm" style:border-line-width-bottom="0cm 0.004cm 0.002cm" fo:padding="0.049cm" fo:border-left="0.05pt double #000000" fo:border-right="0.05pt double #000000" fo:border-top="none" fo:border-bottom="0.05pt double #000000"/>
    </style:style>
    <style:style style:name="table1.B2" style:family="table-cell">
      <style:table-cell-properties style:border-line-width-left="0cm 0.004cm 0.002cm" style:border-line-width-bottom="0cm 0.004cm 0.002cm" fo:padding="0.049cm" fo:border-left="0.05pt double #000000" fo:border-right="none" fo:border-top="none" fo:border-bottom="0.05pt double #000000"/>
    </style:style>
    <style:style style:name="table1.D10" style:family="table-cell">
      <style:table-cell-properties style:border-line-width="0cm 0.004cm 0.002cm" fo:padding="0.097cm" fo:border="0.05pt double #333333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/>
    </style:style>
    <style:style style:name="P3" style:family="paragraph" style:parent-style-name="Standard">
      <style:paragraph-properties fo:margin-top="0cm" fo:margin-bottom="0.3cm" style:contextual-spacing="false"/>
    </style:style>
    <style:style style:name="P4" style:family="paragraph" style:parent-style-name="Standard">
      <style:paragraph-properties fo:margin-top="0cm" fo:margin-bottom="0.3cm" style:contextual-spacing="false"/>
      <style:text-properties style:font-name="DejaVu Sans" fo:font-size="12pt" style:font-size-asian="12pt" style:font-size-complex="12pt"/>
    </style:style>
    <style:style style:name="P5" style:family="paragraph" style:parent-style-name="Standard">
      <style:paragraph-properties fo:margin-top="0cm" fo:margin-bottom="0.3cm" style:contextual-spacing="false"/>
      <style:text-properties style:font-name="DejaVu Sans" fo:font-size="12pt" officeooo:paragraph-rsid="001f7119" style:font-size-asian="12pt" style:font-size-complex="12pt"/>
    </style:style>
    <style:style style:name="P6" style:family="paragraph" style:parent-style-name="Standard">
      <style:paragraph-properties fo:margin-top="0cm" fo:margin-bottom="0.3cm" style:contextual-spacing="false"/>
      <style:text-properties style:font-name="Arial Black"/>
    </style:style>
    <style:style style:name="P7" style:family="paragraph" style:parent-style-name="Standard">
      <style:paragraph-properties fo:margin-top="0cm" fo:margin-bottom="0.3cm" style:contextual-spacing="false"/>
      <style:text-properties style:font-name="Arial Black" fo:font-size="14pt" style:font-size-asian="14pt" style:font-size-complex="14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Heading_20_1">
      <style:paragraph-properties fo:text-align="center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officeooo:rsid="001e5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Maison de l’Orient et de la Méditerranée</text:h>
      <text:h text:style-name="P9" text:outline-level="1">Liste d'émargement</text:h>
      <text:h text:style-name="P11" text:outline-level="1">Formation XML-TEI, 14-16 septembre 2015 </text:h>
      <text:p text:style-name="P8"><text:span text:style-name="T1"/></text:p>
      <table:table table:name="table1" table:style-name="table1">
        <table:table-column table:style-name="table1.A"/>
        <table:table-column table:style-name="table1.B" table:number-columns-repeated="3"/>
        <table:table-header-rows>
          <table:table-row table:style-name="table1.1">
            <table:table-cell table:style-name="table1.A1" office:value-type="string">
              <text:p text:style-name="P7">NOM, pr<text:span text:style-name="T2">é</text:span>nom</text:p>
            </table:table-cell>
            <table:table-cell table:style-name="table1.B1" office:value-type="string">
              <text:p text:style-name="P6">lundi</text:p>
            </table:table-cell>
            <table:table-cell table:style-name="table1.B1" office:value-type="string">
              <text:p text:style-name="P2">mardi</text:p>
            </table:table-cell>
            <table:table-cell table:style-name="table1.A1" office:value-type="string">
              <text:p text:style-name="P2">mercredi</text:p>
            </table:table-cell>
          </table:table-row>
        </table:table-header-rows>
        <table:table-row>
          <table:table-cell table:style-name="table1.A2" office:value-type="string">
            <text:p text:style-name="P4">BERTHELIER Ingrid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BRUN Celine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CABOURET Bernadette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CAPISANO Franck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CHEBANCE Marie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CUVILLY Catherine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DEVELAY Véronique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ERISMANN Julie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GABORIAUD-JAMET Hélène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D10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HUE-GAY Elysabeth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JAMEN France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KALAI Nelly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>LACHAT Clarisse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5">QAHERI-PAQUETTE Sepideh </text:p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peaker" style:family="paragraph" style:parent-style-name="Standard">
      <style:paragraph-properties fo:margin-top="0.101cm" fo:margin-bottom="0cm" style:contextual-spacing="false"/>
      <style:text-properties fo:font-variant="small-caps" fo:font-weight="bold"/>
    </style:style>
    <style:style style:name="l" style:family="paragraph" style:parent-style-name="Speaker">
      <style:paragraph-properties fo:margin-left="0.199cm" fo:margin-right="0cm" fo:margin-top="0cm" fo:margin-bottom="0cm" style:contextual-spacing="false" fo:text-indent="0cm" style:auto-text-indent="false"/>
      <style:text-properties fo:font-variant="normal" fo:text-transform="none" fo:font-weight="normal"/>
    </style:style>
    <style:style style:name="Stage" style:family="paragraph" style:parent-style-name="l">
      <style:paragraph-properties fo:margin-left="0cm" fo:margin-right="0cm" fo:margin-top="0.101cm" fo:margin-bottom="0cm" style:contextual-spacing="false" fo:text-indent="0cm" style:auto-text-indent="false"/>
      <style:text-properties fo:font-variant="normal" fo:text-transform="none" fo:font-style="italic" fo:font-weight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ei_5f_docTitle" style:display-name="tei_docTitle" style:family="paragraph" style:parent-style-name="Contents_20_8" style:nex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8pt" fo:font-weight="bold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tei_5f_cit" style:display-name="tei_cit" style:family="paragraph" style:parent-style-name="Text" style:next-style-name="Text_20_body" style:master-page-name="">
      <style:paragraph-properties fo:margin-left="0.212cm" fo:margin-right="0.212cm" fo:margin-top="0cm" fo:margin-bottom="0cm" style:contextual-spacing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ei_5f_biblStruct" style:display-name="tei_biblStruct" style:family="paragraph" style:parent-style-name="Text_20_body_20_indent">
      <style:paragraph-properties fo:margin-left="0.353cm" fo:margin-right="0cm" fo:margin-top="0cm" fo:margin-bottom="0cm" style:contextual-spacing="false" fo:text-indent="-0.353cm" style:auto-text-indent="false">
        <style:tab-stops/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i_5f_displayNote" style:display-name="tei_displayNote" style:family="paragraph" style:parent-style-name="Stage" style:class="text">
      <style:paragraph-properties fo:margin-left="0.199cm" fo:margin-right="0.199cm" fo:margin-top="0.199cm" fo:margin-bottom="0.199cm" style:contextual-spacing="false" fo:text-indent="0cm" style:auto-text-indent="false"/>
      <style:text-properties fo:font-style="normal"/>
    </style:style>
    <style:style style:name="Emphasis" style:family="text">
      <style:text-properties fo:font-style="italic" style:font-style-asian="italic" style:font-style-complex="italic"/>
    </style:style>
    <style:style style:name="Highlight" style:family="text" style:parent-style-name="Emphasis">
      <style:text-properties fo:font-style="normal" fo:font-weight="bold" style:font-style-asian="normal" style:font-weight-asian="bold" style:font-style-complex="normal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mallCaps" style:family="text">
      <style:text-properties fo:font-variant="small-caps"/>
    </style:style>
    <style:style style:name="AllCaps" style:family="text">
      <style:text-properties fo:text-transform="uppercase"/>
    </style:style>
    <style:style style:name="StrikeThrough" style:family="text">
      <style:text-properties style:text-line-through-style="solid" style:text-line-through-type="single"/>
    </style:style>
    <style:style style:name="StrikeDoubleThrough" style:family="text">
      <style:text-properties style:text-line-through-style="solid" style:text-line-through-type="double"/>
    </style:style>
    <style:style style:name="Underline" style:family="text">
      <style:text-properties style:text-underline-style="solid" style:text-underline-width="auto" style:text-underline-color="font-color"/>
    </style:style>
    <style:style style:name="UnderDoubleLine" style:family="text">
      <style:text-properties style:text-underline-style="solid" style:text-underline-type="double" style:text-underline-width="auto" style:text-underline-color="font-color"/>
    </style:style>
    <style:style style:name="Subscript" style:family="text">
      <style:text-properties style:text-position="sub 58%"/>
    </style:style>
    <style:style style:name="Superscript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age" style:family="text">
      <style:text-properties fo:font-variant="normal" fo:text-transform="none" fo:font-style="italic" fo:font-weight="normal"/>
    </style:style>
    <style:style style:name="tei_5f_inlineNote" style:display-name="tei_inlineNote" style:family="text" style:parent-style-name="Stage">
      <style:text-properties fo:font-variant="normal" fo:text-transform="none" fo:font-size="10.5pt" fo:font-style="italic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</text:page-number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Liste d'émargement</dc:title>
    <dc:description/>
    <dc:subject/>
    <meta:creation-date>2015-09-11</meta:creation-date>
    <dc:date>2015-09-11T19:31:21.914736470</dc:date>
    <dc:language>en</dc:language>
    <meta:editing-cycles>4</meta:editing-cycles>
    <meta:editing-duration>PT36M8S</meta:editing-duration>
    <meta:print-date>2015-09-11T19:31:18.233612929</meta:print-date>
    <meta:document-statistic meta:table-count="1" meta:image-count="0" meta:object-count="0" meta:page-count="1" meta:paragraph-count="22" meta:word-count="48" meta:character-count="363" meta:non-whitespace-character-count="325"/>
    <meta:user-defined meta:name="Info 1"/>
    <meta:user-defined meta:name="Info 2"/>
    <meta:user-defined meta:name="Info 3"/>
    <meta:user-defined meta:name="Info 4"/>
  </office:meta>
</office:document-meta>
</file>